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tab_20_CAN._20_500_20__28_CFU_20_par_20_vial_29_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c5000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2f2f2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61">
      <style:table-cell-properties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6" table:number-columns-repeated="15" table:default-cell-style-name="ce13"/>
        <table:table-column table:style-name="co6" table:number-columns-repeated="224" table:default-cell-style-name="Default"/>
        <table:table-column table:style-name="co8" table:number-columns-repeated="768" table:default-cell-style-name="Default"/>
        <table:table-row table:style-name="ro1">
          <table:table-cell table:style-name="ce1" office:value-type="string" calcext:value-type="string">
            <text:p>Study number GH-856-A6</text:p>
          </table:table-cell>
          <table:table-cell table:style-name="ce7" table:number-columns-repeated="3"/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diseased or not</text:p>
          </table:table-cell>
          <table:table-cell table:style-name="ce4"/>
          <table:table-cell table:style-name="ce12" table:number-columns-repeated="19"/>
          <table:table-cell table:style-name="ce4" table:number-columns-repeated="992"/>
        </table:table-row>
        <table:table-row table:style-name="ro2">
          <table:table-cell table:style-name="ce3" office:value-type="string" calcext:value-type="string">
            <text:p>ID-1</text:p>
          </table:table-cell>
          <table:table-cell table:style-name="ce8" office:value-type="float" office:value="170" calcext:value-type="float">
            <text:p>1.70E+02</text:p>
          </table:table-cell>
          <table:table-cell table:style-name="ce8" office:value-type="float" office:value="2730" calcext:value-type="float">
            <text:p>2.73E+03</text:p>
          </table:table-cell>
          <table:table-cell table:style-name="ce8" office:value-type="float" office:value="1730" calcext:value-type="float">
            <text:p>1.73E+03</text:p>
          </table:table-cell>
          <table:table-cell table:style-name="ce8" office:value-type="float" office:value="1860" calcext:value-type="float">
            <text:p>1.86E+03</text:p>
          </table:table-cell>
          <table:table-cell table:style-name="ce9"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style-name="ce13" office:value-type="string" calcext:value-type="string">
            <text:p>Treatment group: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tes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12" table:number-columns-repeated="19"/>
          <table:table-cell table:style-name="ce4" table:number-columns-repeated="992"/>
        </table:table-row>
        <table:table-row table:style-name="ro2">
          <table:table-cell table:style-name="ce5" office:value-type="string" calcext:value-type="string">
            <text:p>ID-2</text:p>
          </table:table-cell>
          <table:table-cell office:value-type="float" office:value="262" calcext:value-type="float">
            <text:p>26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ot receive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red: active treatment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tes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3"/>
          <table:table-cell table:style-name="ce14" office:value-type="string" calcext:value-type="string">
            <text:p>green: placebo</text:p>
          </table:table-cell>
          <table:table-cell table:style-name="ce12" table:number-columns-repeated="18"/>
          <table:table-cell table:style-name="ce4" table:number-columns-repeated="992"/>
        </table:table-row>
        <table:table-row table:style-name="ro2">
          <table:table-cell table:style-name="ce5" office:value-type="string" calcext:value-type="string">
            <text:p>id-3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158" calcext:value-type="float">
            <text:p>158</text:p>
          </table:table-cell>
          <table:table-cell table:style-name="ce10" office:value-type="string" calcext:value-type="string">
            <text:p>.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6"/>
          <table:table-cell table:number-columns-repeated="7"/>
          <table:table-cell table:style-name="ce15" office:value-type="string" calcext:value-type="string">
            <text:p>Note: do not use id-5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tes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3"/>
          <table:table-cell table:style-name="ce12" table:number-columns-repeated="19"/>
          <table:table-cell table:style-name="ce4" table:number-columns-repeated="992"/>
        </table:table-row>
        <table:table-row table:style-name="ro2">
          <table:table-cell table:style-name="ce3" office:value-type="string" calcext:value-type="string">
            <text:p>id-4</text:p>
          </table:table-cell>
          <table:table-cell table:style-name="ce9" office:value-type="float" office:value="318" calcext:value-type="float">
            <text:p>3.18E+02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 table:style-name="ce9" office:value-type="float" office:value="274" calcext:value-type="float">
            <text:p>2.74E+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/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4" office:value-type="string" calcext:value-type="string">
            <text:p>tes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12" table:number-columns-repeated="19"/>
          <table:table-cell table:style-name="ce4" table:number-columns-repeated="992"/>
        </table:table-row>
        <table:table-row table:style-name="ro2">
          <table:table-cell table:style-name="ce3" office:value-type="string" calcext:value-type="string">
            <text:p>id5</text:p>
          </table:table-cell>
          <table:table-cell office:value-type="float" office:value="220" calcext:value-type="float">
            <text:p>220</text:p>
          </table:table-cell>
          <table:table-cell office:value-type="float" office:value="314" calcext:value-type="float">
            <text:p>314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30" calcext:value-type="float">
            <text:p>2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/>
          <table:table-cell table:style-name="ce13" table:number-columns-repeated="4"/>
          <table:table-cell table:number-columns-repeated="1007"/>
        </table:table-row>
        <table:table-row table:style-name="ro2" table:number-rows-repeated="1048563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CA">
      <number:text> </number:text>
      <loext:fill-character> </loext:fill-character>
      <number:text>- </number:text>
    </number:number-style>
    <number:text-style style:name="N10121" number:language="en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CA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CA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CA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CA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CA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b_20_CAN._20_500_20__28_CFU_20_par_20_vial_29_" style:display-name="PageStyle_Stab CAN. 500 (CFU par vi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b._20_CAN_20_500_20__28_CFU_20_per_20_dose_29_" style:display-name="PageStyle_Stab. CAN 500 (CFU per dose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b._20_CAN._20_200_20__28_CFU_20_per_20_dose_29_" style:display-name="PageStyle_Stab. CAN. 200 (CFU per dose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b._20_CAN.200_20__28_CFU_20_per_20_vial_29_" style:display-name="PageStyle_Stab. CAN.200 (CFU per vi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bilité_20_EU_20_50_20_" style:display-name="PageStyle_Stabilité EU 5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b_20_EU_20_200" style:display-name="PageStyle_Stab EU 2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élanie Brunelle</meta:initial-creator>
    <dc:creator>Denis Haine</dc:creator>
    <meta:print-date>2014-07-22T16:03:38</meta:print-date>
    <meta:creation-date>2013-07-24T17:26:08</meta:creation-date>
    <dc:date>2014-11-13T09:10:33.136678982</dc:date>
    <meta:generator>LibreOffice/4.2.7.2$Linux_X86_64 LibreOffice_project/420m0$Build-2</meta:generator>
    <meta:editing-duration>PT2M58S</meta:editing-duration>
    <meta:editing-cycles>3</meta:editing-cycles>
    <meta:document-statistic meta:table-count="1" meta:cell-count="6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